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MailSenderImpl.createMim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createMimeMessage( InputStream conten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MailSenderImpl.setDefaultFileTypeMap( @ Nullable FileTypeMap defaultFileTyp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getDefaultFileTyp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test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MailSenderImpl.setProtocol( @ Nullable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get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MailSenderImpl.send( SimpleMailMessage simpl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setSession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MailSenderImpl.setUsername( @ Nullable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setPassword( @ Nullable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setDefaultEncoding( @ Nullable String defaul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getJavaMai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send( MimeMessage mim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send( MimeMessagePreparator mimeMessagePr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getDefaul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send( MimeMessagePreparator ... mimeMessagePreparato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avaMailSenderImpl.send( SimpleMailMessage ... simpleMess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MailSenderImpl.JavaMailSend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MailSenderImpl.setHost( @ Nullable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setJavaMailProperties( Properties javaMail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MailSenderImpl.connectTranspo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MailSenderImpl.doSend( MimeMessage [ ] mimeMessages , @ Nullable Object [ ] originalMessage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JavaMailSenderImpl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getTransport( 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MailSenderImpl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MailSenderImpl.send( MimeMessage ... mime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